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 (mangiata)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 (mangia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(libera)</text:p>
          </table:table-cell>
          <table:table-cell office:value-type="string" calcext:value-type="string">
            <text:p>R (mangiata)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_righeColonne = 4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e [_righeColonne, _righeColonne];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o fare girare il metodo RisolviRompicapo dalla colonna 0 a _righeColonne cioè il numero to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ni volta controllo ‘per ogni colonna ogni riga partendo da [0,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o ad ogni ciclo una caso possibile e controllo se c’è conflitt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zzo la prima regina in 0,0 e vado avanti piazzandola in 0,1 <text:s/>però controllando tramite ControlloCatturaRegina se viene catturata, se si la muovo alla riga successiva ed avanzo con le colonne. In caso non si riuscisse a controllare la scacchiera si ritorna alla prima riga eliminando la regina messa (caso tampone), in questo caso si ritorna in dietro di una colonna e si ripete il procedimen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9T08:00:22.615000000</meta:creation-date>
    <dc:date>2021-04-09T08:18:43.789000000</dc:date>
    <meta:editing-duration>PT7M18S</meta:editing-duration>
    <meta:editing-cycles>1</meta:editing-cycles>
    <meta:generator>LibreOffice/6.3.3.2$Windows_X86_64 LibreOffice_project/a64200df03143b798afd1ec74a12ab50359878ed</meta:generator>
    <meta:document-statistic meta:table-count="1" meta:cell-count="17" meta:object-count="0"/>
  </office:meta>
</office:document-meta>
</file>